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5:42:43.006279289</meta:creation-date>
    <dc:date>2020-05-06T02:19:38.568673406</dc:date>
    <meta:editing-duration>PT22H53M11S</meta:editing-duration>
    <meta:editing-cycles>2</meta:editing-cycles>
    <meta:generator>LibreOffice/5.1.6.2$Linux_X86_64 LibreOffice_project/10m0$Build-2</meta:generator>
    <meta:document-statistic meta:object-count="23"/>
  </office:meta>
</office:document-meta>
</file>